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8pt" fo:font-style="normal" style:text-underline-style="none" fo:font-weight="normal" officeooo:rsid="00103e35" officeooo:paragraph-rsid="003baf1d" style:font-name-asian="Times New Roman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officeooo:paragraph-rsid="003baf1d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56587d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574401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579782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597a3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8pt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55c2e5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574401" style:font-size-asian="8pt" style:font-size-complex="8pt"/>
    </style:style>
    <style:style style:name="P17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5c2e5" officeooo:paragraph-rsid="0055c2e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6587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744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officeooo:paragraph-rsid="0057978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36c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5c2e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6587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4401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978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7e55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97a3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c1c8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c20b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eb9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5c2e5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6587d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7440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fo:color="#000000" style:font-name="Courier New1"/>
    </style:style>
    <style:style style:name="T18" style:family="text">
      <style:text-properties fo:color="#000000" style:font-name="Courier New1" fo:font-style="italic" style:font-style-asian="italic"/>
    </style:style>
    <style:style style:name="T19" style:family="text">
      <style:text-properties fo:color="#000000" style:font-name="Courier New1" fo:background-color="#d4d4d4" loext:char-shading-value="0"/>
    </style:style>
    <style:style style:name="T20" style:family="text">
      <style:text-properties officeooo:rsid="00103e35"/>
    </style:style>
    <style:style style:name="T21" style:family="text">
      <style:text-properties fo:color="#7f0055" style:font-name="Courier New1" fo:font-weight="bold" style:font-weight-asian="bold"/>
    </style:style>
    <style:style style:name="T22" style:family="text">
      <style:text-properties fo:color="#7f0055" style:font-name="Courier New1" fo:font-weight="bold" fo:background-color="#d4d4d4" loext:char-shading-value="0" style:font-weight-asian="bold"/>
    </style:style>
    <style:style style:name="T23" style:family="text">
      <style:text-properties fo:color="#7f0055" fo:font-weight="bold" style:font-weight-asian="bold"/>
    </style:style>
    <style:style style:name="T24" style:family="text">
      <style:text-properties fo:color="#6a3e3e" style:font-name="Courier New1"/>
    </style:style>
    <style:style style:name="T25" style:family="text">
      <style:text-properties fo:color="#6a3e3e" style:font-name="Courier New1" fo:background-color="#d4d4d4" loext:char-shading-value="0"/>
    </style:style>
    <style:style style:name="T26" style:family="text">
      <style:text-properties fo:color="#0000c0" style:font-name="Courier New1"/>
    </style:style>
    <style:style style:name="T27" style:family="text">
      <style:text-properties fo:color="#0000c0" style:font-name="Courier New1" fo:font-style="italic" fo:font-weight="bold" style:font-style-asian="italic" style:font-weight-asian="bold"/>
    </style:style>
    <style:style style:name="T28" style:family="text">
      <style:text-properties fo:color="#2a00ff" style:font-name="Courier New1"/>
    </style:style>
    <style:style style:name="T2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a4c9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3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41da8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4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0301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5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7440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57978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officeooo:rsid="001ef9ed"/>
    </style:style>
    <style:style style:name="T38" style:family="text">
      <style:text-properties fo:color="#3f7f5f" style:font-name="Courier New1"/>
    </style:style>
    <style:style style:name="T39" style:family="text">
      <style:text-properties fo:color="#3f7f5f" style:font-name="Courier New1" style:text-underline-style="solid" style:text-underline-width="auto" style:text-underline-color="font-color"/>
    </style:style>
    <style:style style:name="T40" style:family="text">
      <style:text-properties fo:color="#3f7f5f" style:font-name="Courier New1" officeooo:rsid="0055c2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5<text:span text:style-name="T20">84</text:span> – <text:span text:style-name="T20">Projeto e Análise de Algoritmos</text:span></text:p>
      <text:p text:style-name="P6">Prof. Napoleão Nepomuceno</text:p>
      <text:p text:style-name="P6"/>
      <text:p text:style-name="P7">Atividade Computacional <text:span text:style-name="T37">IX</text:span></text:p>
      <text:p text:style-name="P5"/>
      <text:p text:style-name="P8"><text:span text:style-name="T30">Exercício</text:span><text:span text:style-name="T29"> </text:span><text:span text:style-name="T33">1</text:span></text:p>
      <text:p text:style-name="P1"/>
      <text:p text:style-name="P8"><text:span text:style-name="T30">Passo 1:</text:span><text:span text:style-name="T13"> Implementar o seguinte código em Java </text:span><text:span text:style-name="T1">ou equivalente em outra linguagem de programação.</text:span></text:p>
      <text:p text:style-name="P2"/>
      <text:p text:style-name="P4"><text:span text:style-name="T23">public</text:span> <text:span text:style-name="T23">class</text:span> Dinamico {</text:p>
      <text:p text:style-name="P18"><text:tab/><text:tab/></text:p>
      <text:p text:style-name="P14"><text:span text:style-name="T17"><text:tab/></text:span><text:span text:style-name="T21">public</text:span><text:span text:style-name="T17"> </text:span><text:span text:style-name="T21">static</text:span><text:span text:style-name="T17"> </text:span><text:span text:style-name="T21">void</text:span><text:span text:style-name="T17"> main(String[] </text:span><text:span text:style-name="T24">args</text:span><text:span text:style-name="T17">) {</text:span></text:p>
      <text:p text:style-name="P14"><text:span text:style-name="T17"><text:tab/><text:tab/></text:span><text:span text:style-name="T21">int</text:span><text:span text:style-name="T17"> </text:span><text:span text:style-name="T24">troco</text:span><text:span text:style-name="T17"> = 47;</text:span></text:p>
      <text:p text:style-name="P15"><text:span text:style-name="T17"><text:tab/><text:tab/></text:span><text:span text:style-name="T38">// </text:span><text:span text:style-name="T40">int troco = 103;</text:span></text:p>
      <text:p text:style-name="P15"><text:span text:style-name="T17"><text:tab/><text:tab/></text:span><text:span text:style-name="T21">int</text:span><text:span text:style-name="T17">[] </text:span><text:span text:style-name="T24">p</text:span><text:span text:style-name="T17"> = {1, 7, 17, 25};</text:span></text:p>
      <text:p text:style-name="P16"><text:span text:style-name="T17"><text:tab/><text:tab/></text:span><text:span text:style-name="T38">//trocoDinamico(</text:span><text:span text:style-name="T39">troco</text:span><text:span text:style-name="T38">, </text:span><text:span text:style-name="T39">p</text:span><text:span text:style-name="T38">);</text:span></text:p>
      <text:p text:style-name="P16"><text:span text:style-name="T17"><text:tab/><text:tab/>System.</text:span><text:span text:style-name="T27">out</text:span><text:span text:style-name="T17">.printf(</text:span><text:span text:style-name="T28">"Total de cedulas: %d\n"</text:span><text:span text:style-name="T17">, </text:span><text:span text:style-name="T18">trocoRecursivo</text:span><text:span text:style-name="T17">(</text:span><text:span text:style-name="T24">troco</text:span><text:span text:style-name="T17">, </text:span><text:span text:style-name="T24">p</text:span><text:span text:style-name="T17">));</text:span></text:p>
      <text:p text:style-name="P18"><text:tab/>}</text:p>
      <text:p text:style-name="P18"><text:tab/></text:p>
      <text:p text:style-name="P14"><text:span text:style-name="T17"><text:tab/></text:span><text:span text:style-name="T21">static</text:span><text:span text:style-name="T17"> </text:span><text:span text:style-name="T22">int</text:span><text:span text:style-name="T17"> trocoRecursivo(</text:span><text:span text:style-name="T21">int</text:span><text:span text:style-name="T17"> </text:span><text:span text:style-name="T24">troco</text:span><text:span text:style-name="T17">, </text:span><text:span text:style-name="T21">int</text:span><text:span text:style-name="T17">[] </text:span><text:span text:style-name="T24">p</text:span><text:span text:style-name="T17">) {</text:span></text:p>
      <text:p text:style-name="P14"><text:span text:style-name="T17"><text:tab/><text:tab/></text:span><text:span text:style-name="T21">if</text:span><text:span text:style-name="T17"> (</text:span><text:span text:style-name="T24">troco</text:span><text:span text:style-name="T17"> != 0) {</text:span></text:p>
      <text:p text:style-name="P14"><text:span text:style-name="T17"><text:tab/><text:tab/><text:tab/></text:span><text:span text:style-name="T21">int</text:span><text:span text:style-name="T17"> </text:span><text:span text:style-name="T24">qMin</text:span><text:span text:style-name="T17"> = Integer.</text:span><text:span text:style-name="T27">MAX_VALUE</text:span><text:span text:style-name="T17">;</text:span></text:p>
      <text:p text:style-name="P14"><text:span text:style-name="T17"><text:tab/><text:tab/><text:tab/></text:span><text:span text:style-name="T21">for</text:span><text:span text:style-name="T17"> (</text:span><text:span text:style-name="T21">int</text:span><text:span text:style-name="T17"> </text:span><text:span text:style-name="T24">i</text:span><text:span text:style-name="T17"> = 0; </text:span><text:span text:style-name="T24">i</text:span><text:span text:style-name="T17"> &lt; </text:span><text:span text:style-name="T24">p</text:span><text:span text:style-name="T17">.</text:span><text:span text:style-name="T26">length</text:span><text:span text:style-name="T17">; </text:span><text:span text:style-name="T24">i</text:span><text:span text:style-name="T17">++) {</text:span></text:p>
      <text:p text:style-name="P14"><text:span text:style-name="T17"><text:tab/><text:tab/><text:tab/><text:tab/></text:span><text:span text:style-name="T21">if</text:span><text:span text:style-name="T17"> (</text:span><text:span text:style-name="T24">troco</text:span><text:span text:style-name="T17"> - </text:span><text:span text:style-name="T24">p</text:span><text:span text:style-name="T17">[</text:span><text:span text:style-name="T24">i</text:span><text:span text:style-name="T17">] &gt;= 0) {</text:span></text:p>
      <text:p text:style-name="P14"><text:span text:style-name="T17"><text:tab/><text:tab/><text:tab/><text:tab/><text:tab/></text:span><text:span text:style-name="T21">int</text:span><text:span text:style-name="T17"> </text:span><text:span text:style-name="T24">q</text:span><text:span text:style-name="T17"> = </text:span><text:span text:style-name="T18">trocoRecursivo</text:span><text:span text:style-name="T17">(</text:span><text:span text:style-name="T24">troco</text:span><text:span text:style-name="T17"> - </text:span><text:span text:style-name="T24">p</text:span><text:span text:style-name="T17">[</text:span><text:span text:style-name="T24">i</text:span><text:span text:style-name="T17">], </text:span><text:span text:style-name="T24">p</text:span><text:span text:style-name="T17">) + 1;</text:span></text:p>
      <text:p text:style-name="P14"><text:span text:style-name="T17"><text:tab/><text:tab/><text:tab/><text:tab/><text:tab/></text:span><text:span text:style-name="T21">if</text:span><text:span text:style-name="T17"> (</text:span><text:span text:style-name="T24">q</text:span><text:span text:style-name="T17"> &lt; </text:span><text:span text:style-name="T24">qMin</text:span><text:span text:style-name="T17">) {</text:span></text:p>
      <text:p text:style-name="P14"><text:span text:style-name="T17"><text:tab/><text:tab/><text:tab/><text:tab/><text:tab/><text:tab/></text:span><text:span text:style-name="T24">qMin</text:span><text:span text:style-name="T17"> = </text:span><text:span text:style-name="T24">q</text:span><text:span text:style-name="T17">;</text:span></text:p>
      <text:p text:style-name="P18"><text:tab/><text:tab/><text:tab/><text:tab/><text:tab/>}</text:p>
      <text:p text:style-name="P18"><text:tab/><text:tab/><text:tab/><text:tab/>}</text:p>
      <text:p text:style-name="P18"><text:tab/><text:tab/><text:tab/>}</text:p>
      <text:p text:style-name="P14"><text:span text:style-name="T17"><text:tab/><text:tab/><text:tab/></text:span><text:span text:style-name="T22">return</text:span><text:span text:style-name="T19"> </text:span><text:span text:style-name="T25">qMin</text:span><text:span text:style-name="T19">;</text:span></text:p>
      <text:p text:style-name="P18"><text:tab/><text:tab/>}</text:p>
      <text:p text:style-name="P14"><text:span text:style-name="T17"><text:tab/><text:tab/></text:span><text:span text:style-name="T22">return</text:span><text:span text:style-name="T19"> 0;</text:span></text:p>
      <text:p text:style-name="P18"><text:tab/>}</text:p>
      <text:p text:style-name="P13"/>
      <text:p text:style-name="P14"><text:span text:style-name="T17"><text:tab/></text:span><text:span text:style-name="T21">static</text:span><text:span text:style-name="T17"> </text:span><text:span text:style-name="T21">void</text:span><text:span text:style-name="T17"> trocoDinamico(</text:span><text:span text:style-name="T21">int</text:span><text:span text:style-name="T17"> </text:span><text:span text:style-name="T24">troco</text:span><text:span text:style-name="T17">, </text:span><text:span text:style-name="T21">int</text:span><text:span text:style-name="T17">[] </text:span><text:span text:style-name="T24">p</text:span><text:span text:style-name="T17">) {</text:span></text:p>
      <text:p text:style-name="P14"><text:span text:style-name="T17"><text:tab/><text:tab/></text:span><text:span text:style-name="T21">int</text:span><text:span text:style-name="T17">[] </text:span><text:span text:style-name="T24">q</text:span><text:span text:style-name="T17"> = </text:span><text:span text:style-name="T21">new</text:span><text:span text:style-name="T17"> </text:span><text:span text:style-name="T21">int</text:span><text:span text:style-name="T17">[</text:span><text:span text:style-name="T24">troco</text:span><text:span text:style-name="T17"> + 1];</text:span></text:p>
      <text:p text:style-name="P14"><text:span text:style-name="T17"><text:tab/><text:tab/></text:span><text:span text:style-name="T21">int</text:span><text:span text:style-name="T17">[] </text:span><text:span text:style-name="T24">c</text:span><text:span text:style-name="T17"> = </text:span><text:span text:style-name="T21">new</text:span><text:span text:style-name="T17"> </text:span><text:span text:style-name="T21">int</text:span><text:span text:style-name="T17">[</text:span><text:span text:style-name="T24">troco</text:span><text:span text:style-name="T17"> + 1];</text:span></text:p>
      <text:p text:style-name="P15"><text:span text:style-name="T17"><text:tab/><text:tab/></text:span><text:span text:style-name="T38">// to do</text:span></text:p>
      <text:p text:style-name="P15"><text:span text:style-name="T17"><text:tab/><text:tab/>System.</text:span><text:span text:style-name="T27">out</text:span><text:span text:style-name="T17">.printf(</text:span><text:span text:style-name="T28">"Total de cedulas: %d\n"</text:span><text:span text:style-name="T17">, </text:span><text:span text:style-name="T24">q</text:span><text:span text:style-name="T17">[</text:span><text:span text:style-name="T24">troco</text:span><text:span text:style-name="T17">]);</text:span></text:p>
      <text:p text:style-name="P14"><text:span text:style-name="T17"><text:tab/><text:tab/></text:span><text:span text:style-name="T18">imprimeTroco</text:span><text:span text:style-name="T17">(</text:span><text:span text:style-name="T24">c</text:span><text:span text:style-name="T17">, </text:span><text:span text:style-name="T24">troco</text:span><text:span text:style-name="T17">);</text:span></text:p>
      <text:p text:style-name="P18"><text:tab/>}</text:p>
      <text:p text:style-name="P18"><text:tab/></text:p>
      <text:p text:style-name="P14"><text:span text:style-name="T17"><text:tab/></text:span><text:span text:style-name="T21">static</text:span><text:span text:style-name="T17"> </text:span><text:span text:style-name="T21">void</text:span><text:span text:style-name="T17"> imprimeTroco(</text:span><text:span text:style-name="T21">int</text:span><text:span text:style-name="T17">[] </text:span><text:span text:style-name="T24">c</text:span><text:span text:style-name="T17">, </text:span><text:span text:style-name="T21">int</text:span><text:span text:style-name="T17"> </text:span><text:span text:style-name="T24">troco</text:span><text:span text:style-name="T17">) {</text:span></text:p>
      <text:p text:style-name="P14"><text:span text:style-name="T17"><text:tab/><text:tab/></text:span><text:span text:style-name="T38">// to do</text:span></text:p>
      <text:p text:style-name="P18"><text:tab/>}</text:p>
      <text:p text:style-name="P18"><text:tab/></text:p>
      <text:p text:style-name="P18">}</text:p>
      <text:p text:style-name="P3"/>
      <text:p text:style-name="P12"><text:span text:style-name="T31">Passo </text:span><text:span text:style-name="T32">2</text:span><text:span text:style-name="T31">:</text:span><text:span text:style-name="T2"> </text:span><text:span text:style-name="T4">Considere o problema do troco que, dados um padrão de cédulas </text:span><text:span text:style-name="T15">p</text:span><text:span text:style-name="T4"> e um valor de troco </text:span><text:span text:style-name="T15">t</text:span><text:span text:style-name="T4">, indica a quantidade mínima de cédulas necessárias para perfazer o troco. Seja </text:span><text:span text:style-name="T14">q</text:span><text:span text:style-name="T4">[</text:span><text:span text:style-name="T14">t</text:span><text:span text:style-name="T4">] a quantidade mínima de cédulas necessárias para satisfazer o troco </text:span><text:span text:style-name="T15">t</text:span><text:span text:style-name="T4"> no padrão de cédulas </text:span><text:span text:style-name="T15">p</text:span><text:span text:style-name="T4">, monte a definição recursiva de </text:span><text:span text:style-name="T14">q</text:span><text:span text:style-name="T4">[</text:span><text:span text:style-name="T14">t</text:span><text:span text:style-name="T4">] </text:span><text:span text:style-name="T9">c</text:span><text:span text:style-name="T4">onsiderando a implementação recursiva para resolver o problema.</text:span></text:p>
      <text:p text:style-name="P19"/>
      <text:p text:style-name="P9"><text:span text:style-name="T31">Passo </text:span><text:span text:style-name="T34">3</text:span><text:span text:style-name="T31">:</text:span><text:span text:style-name="T2"> </text:span><text:span text:style-name="T3">Faça uma implementação </text:span><text:span text:style-name="T5">em programação dinâmica para o problema, onde os vetores </text:span><text:span text:style-name="T15">q</text:span><text:span text:style-name="T4">[</text:span><text:span text:style-name="T14">t</text:span><text:span text:style-name="T4">]</text:span><text:span text:style-name="T5"> e </text:span><text:span text:style-name="T15">c</text:span><text:span text:style-name="T4">[</text:span><text:span text:style-name="T14">t</text:span><text:span text:style-name="T4">] </text:span><text:span text:style-name="T5">são utilizados, respectivamente para armazenar a quantidade de cédulas e o valor da última cédula escolhida para perfazer um troco de valor </text:span><text:span text:style-name="T15">t</text:span><text:span text:style-name="T5">.</text:span></text:p>
      <text:p text:style-name="P20"/>
      <text:p text:style-name="P10"><text:span text:style-name="T31">Passo </text:span><text:span text:style-name="T35">4</text:span><text:span text:style-name="T31">:</text:span><text:span text:style-name="T2"> </text:span><text:span text:style-name="T3">Faça uma implementação </text:span><text:span text:style-name="T6">recursiva para imprimir as cédulas utilizadas para perfazer o troco </text:span><text:span text:style-name="T16">t</text:span><text:span text:style-name="T5">.</text:span></text:p>
      <text:p text:style-name="P21"/>
      <text:p text:style-name="P10"><text:span text:style-name="T31">Passo </text:span><text:span text:style-name="T35">5</text:span><text:span text:style-name="T31">:</text:span><text:span text:style-name="T2"> </text:span><text:span text:style-name="T7">Exiba a saída do programa para valor de troco igual a 47.</text:span></text:p>
      <text:p text:style-name="P21"/>
      <text:p text:style-name="P11"><text:span text:style-name="T31">Passo </text:span><text:span text:style-name="T36">6</text:span><text:span text:style-name="T31">:</text:span><text:span text:style-name="T2"> </text:span><text:span text:style-name="T7">O que acontece com a execução do programa caso o valor do troco seja mudado </text:span><text:span text:style-name="T10">para</text:span><text:span text:style-name="T7"> </text:span><text:span text:style-name="T12">2</text:span><text:span text:style-name="T7">03</text:span><text:span text:style-name="T8">? Explique porque o programa se comporta desta </text:span><text:span text:style-name="T11">maneir</text:span><text:span text:style-name="T8">a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25</meta:editing-cycles>
    <meta:editing-duration>PT18H15M24S</meta:editing-duration>
    <meta:generator>LibreOffice/4.3.7.2$Windows_x86 LibreOffice_project/8a35821d8636a03b8bf4e15b48f59794652c68ba</meta:generator>
    <dc:date>2017-11-09T17:13:35.667000000</dc:date>
    <meta:document-statistic meta:table-count="0" meta:image-count="0" meta:object-count="0" meta:page-count="1" meta:paragraph-count="48" meta:word-count="327" meta:character-count="1922" meta:non-whitespace-character-count="1556"/>
  </office:meta>
</office:document-meta>
</file>